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7cc1a" officeooo:paragraph-rsid="0017cc1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Week 4 Journal</text:p>
      <text:p text:style-name="P1"/>
      <text:p text:style-name="P1">This week we met to decide on our backend tasks. Since, the work was divided into two major tasks, Frontend for designing the webpage and creating tutorial pages for explaining the Binary number. Second, task was to create a server and setup database which could talk with server.</text:p>
      <text:p text:style-name="P1"/>
      <text:p text:style-name="P1">I had already created three tables/collections for storing information of Player, storing Scores and for storing the questions. Now, the task was to make the server talk with database and fetch data. The database connectivity part was remain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6T00:50:41.043343384</meta:creation-date>
    <dc:date>2016-10-06T00:53:54.277322525</dc:date>
    <meta:editing-duration>PT3M17S</meta:editing-duration>
    <meta:editing-cycles>1</meta:editing-cycles>
    <meta:document-statistic meta:table-count="0" meta:image-count="0" meta:object-count="0" meta:page-count="1" meta:paragraph-count="3" meta:word-count="90" meta:character-count="547" meta:non-whitespace-character-count="460"/>
    <meta:generator>LibreOffice/5.0.6.2$Linux_X86_64 LibreOffice_project/00m0$Build-2</meta:generator>
  </office:meta>
</office:document-meta>
</file>